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2" style:family="paragraph" style:parent-style-name="Heading_20_1">
      <style:text-properties fo:font-variant="normal" fo:text-transform="none" fo:color="#000000" style:font-name="Helvetica" fo:font-size="13.5pt" fo:letter-spacing="normal" fo:font-style="normal"/>
    </style:style>
    <style:style style:name="P3"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2pt" fo:letter-spacing="normal" fo:font-style="normal"/>
    </style:style>
    <style:style style:name="P4" style:family="paragraph">
      <style:paragraph-properties fo:margin-left="0cm" fo:margin-right="0cm" fo:margin-top="0cm" fo:margin-bottom="0.265cm" style:line-height-at-least="0.423cm" fo:text-indent="0cm"/>
      <style:text-properties fo:color="#000000" style:font-name="Helvetica1" fo:font-size="10.5pt" style:font-name-complex="Helvetica1"/>
    </style:style>
    <style:style style:name="P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6" style:family="paragraph">
      <style:paragraph-properties fo:margin-left="0cm" fo:margin-right="0cm" fo:margin-top="0cm" fo:margin-bottom="0.265cm" style:line-height-at-least="0.423cm" fo:text-indent="0cm"/>
      <style:text-properties fo:color="#ce181e" style:font-name="Helvetica1" fo:font-size="10.5pt" style:font-name-complex="Helvetica1"/>
    </style:style>
    <style:style style:name="T1" style:family="text">
      <style:text-properties fo:color="#ce181e"/>
    </style:style>
    <style:style style:name="T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a xlink:type="simple" xlink:href="https://rockingsoccer.com/lv/futbols/help/home/category-9/article-10" text:style-name="Internet_20_link" text:visited-style-name="Visited_20_Internet_20_Link">https://rockingsoccer.com/lv/futbols/help/home/category-9/article-10</text:a></text:h>
      <text:h text:style-name="P2" text:outline-level="1">Transfēri: Spēlētāju pārdošana</text:h>
      <text:p text:style-name="P1">Tev ir dota iespēja pārdot spēlētājus. Lai varētu izlikt pārdošanā spēlētāju, tev jāuzklišķina uz pogas "Izlikt tirgū" kas atrodas spēlētāja pārskata lapā.</text:p>
      <text:p text:style-name="P1">Tirgū spēlētājs atrodas 24 stundas. Šajā periodā jebkurš var izteikt piedāvājumu tavam spēlētājam. Spēlētājs tiks pārdots automātiski pēc termiņa beigām, ja vien būs kaut viens piedāvājums, kas atbilst tavām prasībām.</text:p>
      <text:p text:style-name="P1">Iespējams arī izteikt piedāvājumu zem prasītās cenas. Ja tiek izteikt šāds piedāvājums, tad pēc termiņa beigām tev ir dota iespēja izlemt, pārdot vai nepārdot. Parasti šādi rīkojas botu komandas, ja neviens cits neizsaka piedāvājumu. Ja pēc 24 stundām nav apstiprināts darījums, tad tiek automātiski atcelts.</text:p>
      <text:h text:style-name="P3" text:outline-level="3">Nepārdodamie spēlētāji</text:h>
      <text:p text:style-name="P1">Ne visus spēlētājus var pārdot. Ja viņu tirgus vērtība ir 0, tad tādu spēlētāju nevar pārdot.</text:p>
      <text:p text:style-name="P1">Tu nevari pārdot arī spēlētāju kuram vērtība ir mazāka par 1 zvaigzni. Šie spēlētāji nebūs vajadzīgi nevienai komandai. Bet ja šis spēlētājs ir jaunāks par 24 gadiem, tad vari viņu izīrēt.</text:p>
      <text:h text:style-name="P3" text:outline-level="3">Prasītā cena</text:h>
      <text:p text:style-name="P1">Tirgus vērtība nosaka cik daudz tu vari prasīt par spēlētāju. Prasītā cena nedrīkst būt zemāka par 33% no tirgus cenas, bet maksimālā cena atkarīga no spēlētāja vērtības. Maksimālā cena var <text:span text:style-name="T1"><office:annotation office:name="__Annotation__1_4283668785"><dc:creator>Nezināms autors</dc:creator><dc:date>2018-11-11T12:45:42.492000000</dc:date><text:p text:style-name="P4"><text:span text:style-name="T2">svārstīties</text:span></text:p></office:annotation></text:span><text:span text:style-name="T1">svarstīties</text:span><office:annotation-end office:name="__Annotation__1_4283668785"/> no 125% <text:span text:style-name="T1"><office:annotation office:name="__Annotation__4_4283668785"><dc:creator>Nezināms autors</dc:creator><dc:date>2018-11-11T12:46:20.332000000</dc:date><text:p text:style-name="P6"><text:span text:style-name="T2">lētajiem</text:span></text:p></office:annotation></text:span><text:span text:style-name="T1">lētājiem</text:span><office:annotation-end office:name="__Annotation__4_4283668785"/> spēlētājiem līdz 250% par spēlētājiem kuru vērtība virs 1 milj. dolāru.</text:p>
      <text:p text:style-name="P1">Ja neviens neizsaka piedāvājumu par tavu spēlētāju, tad tev ir iespēja automātiski ielikt spēlētāju atpakaļ tirgū par zemāku cenu.</text:p>
      <text:h text:style-name="P3" text:outline-level="3">Pārdot bankai</text:h>
      <text:p text:style-name="P1">Ja neviens nesola par spēlētāju to var pārdot bankai. Banka maksā 80% no spēlētāja tirgus vērtības taču bankas maksājumam ir maksimālais limits: 25 miljoni RSD par spēlētāju. Bankai pārdotie spēlētāji tiek izņemti no spēles.</text:p>
      <text:p text:style-name="P1">Pārdodot spēlētāju iespēju daļā <office:annotation office:name="__Annotation__5_4283668785"><dc:creator>Nezināms autors</dc:creator><dc:date>2018-11-11T12:47:50.692000000</dc:date><text:p text:style-name="P5"><text:span text:style-name="T2">komats</text:span></text:p></office:annotation>atzīmē ka<office:annotation-end office:name="__Annotation__5_4283668785"/> vēlies lai pārdod bankai pēc termiņa beigām, ja nav neviena piedāvājum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2:44:47.096000000</meta:creation-date>
    <dc:date>2018-11-11T12:49:38.001000000</dc:date>
    <meta:editing-duration>PT4M51S</meta:editing-duration>
    <meta:editing-cycles>2</meta:editing-cycles>
    <meta:generator>LibreOffice/6.0.2.1$Windows_X86_64 LibreOffice_project/f7f06a8f319e4b62f9bc5095aa112a65d2f3ac89</meta:generator>
    <meta:document-statistic meta:table-count="0" meta:image-count="0" meta:object-count="0" meta:page-count="1" meta:paragraph-count="14" meta:word-count="269" meta:character-count="1863" meta:non-whitespace-character-count="1608"/>
  </office:meta>
</office:document-meta>
</file>